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36f" officeooo:paragraph-rsid="001fe3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troduce the doc :</text:p>
      <text:p text:style-name="P1"/>
      <text:p text:style-name="P1">Interview</text:p>
      <text:p text:style-name="P1"/>
      <text:p text:style-name="P1"/>
      <text:p text:style-name="P1">2) What was discovered in Canada and how did canadians react ?</text:p>
      <text:p text:style-name="P1"/>
      <text:p text:style-name="P1">200.. dead children's graves </text:p>
      <text:p text:style-name="P1"/>
      <text:p text:style-name="P1"/>
      <text:p text:style-name="P1">3) How common were boarding schools in Canada ?</text:p>
      <text:p text:style-name="P1"/>
      <text:p text:style-name="P1"/>
      <text:p text:style-name="P1"/>
      <text:p text:style-name="P1">4) Where and why were boarding schools created ?</text:p>
      <text:p text:style-name="P1"/>
      <text:p text:style-name="P1">mean studio with the 'indian proplem' -&gt; separate indians from americans</text:p>
      <text:p text:style-name="P1"/>
      <text:p text:style-name="P1"/>
      <text:p text:style-name="P1">5) What was the goal of boarding schools ans how was this achieved ?</text:p>
      <text:p text:style-name="P1"/>
      <text:p text:style-name="P1">Turn indians into "americans" that could "participate in capitalism"</text:p>
      <text:p text:style-name="P1"/>
      <text:p text:style-name="P1"/>
      <text:p text:style-name="P1">6) Did Native families decide to send their children to boarding schools ? How old were the children?</text:p>
      <text:p text:style-name="P1"/>
      <text:p text:style-name="P1"/>
      <text:p text:style-name="P1"/>
      <text:p text:style-name="P1"/>
      <text:p text:style-name="P1">7) Who as Richard Pratt and what was his philosophy ?</text:p>
      <text:p text:style-name="P1"/>
      <text:p text:style-name="P1"/>
      <text:p text:style-name="P1"/>
      <text:p text:style-name="P1"/>
      <text:p text:style-name="P1">8) Who is Marsha Small and what did she find ?</text:p>
      <text:p text:style-name="P1"/>
      <text:p text:style-name="P1">she found quite a number of chidren's graves that weren't engrave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2:31:18.492790986</meta:creation-date>
    <meta:generator>LibreOffice/6.4.7.2$Linux_X86_64 LibreOffice_project/40$Build-2</meta:generator>
    <dc:date>2021-10-22T12:42:00.032105902</dc:date>
    <meta:editing-duration>PT12S</meta:editing-duration>
    <meta:editing-cycles>1</meta:editing-cycles>
    <meta:document-statistic meta:table-count="0" meta:image-count="0" meta:object-count="0" meta:page-count="1" meta:paragraph-count="13" meta:word-count="125" meta:character-count="691" meta:non-whitespace-character-count="578"/>
  </office:meta>
</office:document-meta>
</file>